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e7c4a" officeooo:paragraph-rsid="001e7c4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e7c4a" officeooo:paragraph-rsid="001e7c4a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e7c4a" officeooo:paragraph-rsid="001f3852" style:font-size-asian="11.3500003814697pt" style:font-weight-asian="normal" style:font-size-complex="13pt" style:font-weight-complex="normal"/>
    </style:style>
    <style:style style:name="T1" style:family="text">
      <style:text-properties officeooo:rsid="001f38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нципы тестирования</text:p>
      <text:p text:style-name="P1"/>
      <text:p text:style-name="P2">- Тестирование демонстрирует наличие дефектов;</text:p>
      <text:p text:style-name="P2"/>
      <text:p text:style-name="P2">- Исчерпывающее тестирование не возможно;</text:p>
      <text:p text:style-name="P2"/>
      <text:p text:style-name="P2">- Раннее тестирование следует начинать тестирование на ранних этапах ЖЦ ПО;</text:p>
      <text:p text:style-name="P2"/>
      <text:p text:style-name="P2"><text:s text:c="2"/>(Анализировать на логичность и непротиворечивость)</text:p>
      <text:p text:style-name="P2">- Скопление дефектов принцип Паретто 80% дефектов находится в 20% функционала;</text:p>
      <text:p text:style-name="P2"><text:s/>(необходимо предусмотреть каким функционалом пользователь будет пользоваться чаще всего и уделить ему максимум времени, а также предусмотреть проблемные участки, например заполнение форм, или логика заполнения зависимостей полей)</text:p>
      <text:p text:style-name="P2"/>
      <text:p text:style-name="P2">- Парадокс пестицида если в тестировании использовать один и тот же сценарий тестирования (suit ), то со временем разработчики адаптируются и перестанут допускать ошибки в этом месте, но могут/будут допускать их в другом;</text:p>
      <text:p text:style-name="P2"/>
      <text:p text:style-name="P3">- <text:s/>Тестирование зависит от контекста * <text:span text:style-name="T1">(примеры нагрузка, безопасность и тд)</text:span></text:p>
      <text:p text:style-name="P3"/>
      <text:p text:style-name="P3">- <text:span text:style-name="T1">Заблуждение об отсутствии ошибок, отсутствие ошибок не означает что их нет, а также что продукт готов к релизу,возникают вопросы юзабилити, производительности и тд. <text:s/></text:span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00:19:05.982227166</meta:creation-date>
    <dc:date>2022-12-28T00:35:12.160642776</dc:date>
    <meta:editing-duration>PT4M16S</meta:editing-duration>
    <meta:editing-cycles>1</meta:editing-cycles>
    <meta:document-statistic meta:table-count="0" meta:image-count="0" meta:object-count="0" meta:page-count="1" meta:paragraph-count="10" meta:word-count="134" meta:character-count="1009" meta:non-whitespace-character-count="878"/>
    <meta:generator>LibreOffice/6.4.7.2$Linux_X86_64 LibreOffice_project/40$Build-2</meta:generator>
  </office:meta>
</office:document-meta>
</file>